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aa58" officeooo:paragraph-rsid="001aaa58"/>
    </style:style>
    <style:style style:name="P2" style:family="paragraph" style:parent-style-name="Standard">
      <style:text-properties officeooo:rsid="001b5572" officeooo:paragraph-rsid="001b5572"/>
    </style:style>
    <style:style style:name="P3" style:family="paragraph" style:parent-style-name="Standard">
      <style:text-properties officeooo:rsid="001b9b17" officeooo:paragraph-rsid="001b9b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Groovy is a scripting language</text:p>
      <text:p text:style-name="P1"/>
      <text:p text:style-name="P1">as same as java</text:p>
      <text:p text:style-name="P1"/>
      <text:p text:style-name="P1">code writtin in java can exacttly run in groovy</text:p>
      <text:p text:style-name="P1"/>
      <text:p text:style-name="P1">to work on grovy we need java</text:p>
      <text:p text:style-name="P1"/>
      <text:p text:style-name="P1">it uses static type checking and compilation</text:p>
      <text:p text:style-name="P1"/>
      <text:p text:style-name="P1">it wont bug you at everytime that anythig is nit correct</text:p>
      <text:p text:style-name="P1">it starts showing bugs when we start compiling it</text:p>
      <text:p text:style-name="P1">it gives freedom to write code as we want so nt gives bug while writing code.</text:p>
      <text:p text:style-name="P1"/>
      <text:p text:style-name="P1">Semi-colon is optional</text:p>
      <text:p text:style-name="P1"/>
      <text:p text:style-name="P1">paranthesis is also optional in for loop</text:p>
      <text:p text:style-name="P1"/>
      <text:p text:style-name="P1">function need to be have parenthesis</text:p>
      <text:p text:style-name="P1"/>
      <text:p text:style-name="P1">in groovy everything is public, nothing private</text:p>
      <text:p text:style-name="P1">to make something private hooks n crooks require</text:p>
      <text:p text:style-name="P1"/>
      <text:p text:style-name="P1">return statement optional: last lin in method will be retured if no return statement is put</text:p>
      <text:p text:style-name="P1"/>
      <text:p text:style-name="P2">optional type checking.</text:p>
      <text:p text:style-name="P3">No geteer and setter</text:p>
      <text:p text:style-name="P1"/>
      <text:p text:style-name="P1"/>
      <text:p text:style-name="P1"/>
      <text:p text:style-name="P1"/>
      <text:p text:style-name="P1">println("hello");</text:p>
      <text:p text:style-name="P1">"hello"</text:p>
      <text:p text:style-name="P1">new File("/home/ttn/Desktop/hello").bytes</text:p>
      <text:p text:style-name="P1">new File("/home/ttn/Desktop/hello").append("world")</text:p>
      <text:p text:style-name="P1">new File("/home/ttn/Desktop/hello").readLines()</text:p>
      <text:p text:style-name="P1">new File("/home/ttn/Desktop/hello").text</text:p>
      <text:p text:style-name="P1">new File("/home/ttn/Desktop/hello").eachLine{ line -&gt; println(line)}</text:p>
      <text:p text:style-name="P1">new File("/home/ttn/Desktop").eachDir{line-&gt;println(line)}</text:p>
      <text:p text:style-name="P1"/>
      <text:p text:style-name="P1">List numList=[1,2,3,4]</text:p>
      <text:p text:style-name="P1">println numList</text:p>
      <text:p text:style-name="P1">numList.add(5);</text:p>
      <text:p text:style-name="P1">println numList</text:p>
      <text:p text:style-name="P1">numList.add(0,8);</text:p>
      <text:p text:style-name="P1">println numLi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0:21:28.869678913</meta:creation-date>
    <dc:date>2019-02-16T14:06:50.090905372</dc:date>
    <meta:editing-duration>PT3H45M24S</meta:editing-duration>
    <meta:editing-cycles>5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49" meta:character-count="1102" meta:non-whitespace-character-count="983"/>
  </office:meta>
</office:document-meta>
</file>